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text-position="0% 100%" style:font-name="Times New Roman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line-through-style="none" style:text-position="super 58%" style:font-name="Times New Roman"/>
    </style:style>
    <style:style style:name="T8" style:family="text">
      <style:text-properties style:text-line-through-style="none" style:text-position="0% 100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1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mitzv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6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through page 5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a Bar Mitzv<text:span text:style-name="T2">á</text:span><text:span text:style-name="T3">h/</text:span></text:p>
      <text:p text:style-name="P7"><text:span text:style-name="T3">on 'Shelach Lecha'/</text:span></text:p>
      <text:p text:style-name="P7"><text:span text:style-name="T3"/></text:p>
      <text:p text:style-name="P6"><text:span text:style-name="T3">[Page 1]</text:span></text:p>
      <text:p text:style-name="P6"><text:span text:style-name="T3">Brethren! <text:s/>What we have read this morning in the scroll of/ the law, is suggestive of useful ideas. <text:s/>I would have liked/ to give expression to some, from which practical instruction might be/ drawn; but the service has been somewhat protracted </text:span><text:span text:style-name="T4">unusually</text:span><text:span text:style-name="T6">, and/ the heat of the season has become oppressive. <text:s/>I am therefore/ admonished to forbear and bring the prayers to a close./ <text:s/>Yet, the practice of addressing a lad at the age that a Rab-/-binical rule qualifies him to form a quorum for holding public/ worship, will necessarily occasion a detention. <text:s/>I shall not/ trespass long; but I would not omit in this instance the/ performance of a usage, which I thought fit to introduce/ and ordinarily to follow. <text:s/>For, the youth to whom I will/ direct my speech attends </text:span><text:span text:style-name="T4">at</text:span><text:span text:style-name="T6"> the Divine Service with regularity,/ and evinces an interest in its ceremonies. <text:s/>Moreover, his/ training in the Hebrew language, has not been confined to/ the bare portion just recited, but he is taught through the/ scriptures and the books of our ritual. <text:s/>If a few words/ opportunely spoken, can encourage pious habits, and love/ for sacred learning, my silence would be an inexcusable/ fault. <text:s/>I do not sanquinely</text:span><text:span text:style-name="T7">2</text:span><text:span text:style-name="T8"> look</text:span><text:span text:style-name="T7">1</text:span><text:span text:style-name="T8"> forward/</text:span></text:p>
      <text:p text:style-name="P6"><text:span text:style-name="T8"/></text:p>
      <text:p text:style-name="P6"><text:span text:style-name="T8">[Page 2]</text:span></text:p>
      <text:p text:style-name="P6"><text:span text:style-name="T8">to the results of my endeavours. <text:s/>I know that often,/ too often, they </text:span><text:span text:style-name="T5">will</text:span><text:span text:style-name="T8"> prove abortive, either by reason of paren-/-tal heedlessness, or the counsel of the worldly. <text:s/>But I/ must so with good seed. <text:s/>That is my </text:span><text:soft-page-break/><text:span text:style-name="T8">duty and earnest wish./ <text:s/>The fructifying process depends upon influences which/ I cannot control. <text:s/>Still, what is implanted in virgin/ soil, may sink deeply, and show at some distant future,/ that it could not be entirely rooted out. <text:s/>It behooves/ me especially so to act, when a disposition to righteous/-ness is discovered in the young. <text:s/>Yes: my dear Bar Mitzvah./ <text:s/>I saw you among the few of your coevals, who take part in/ the rites of our worship and felt </text:span><text:span text:style-name="T5">pleased</text:span><text:span text:style-name="T8"> gratified. <text:s/>I heard that your/ parents offer you the opportunity of progressing in/ religious knowledge and rejoiced. <text:s/>But that is only a/ satisfactory beginning. <text:s/>How the end may prove, depends/ in a great measure upon your exertions. <text:s/>The principal/ study which you must pursue, when a little </text:span><text:span text:style-name="T5">further ad-</text:span><text:span text:style-name="T8"> riper/ </text:span><text:span text:style-name="T5">-vanced</text:span><text:span text:style-name="T8"> in years is the study of yourself. <text:s/>You must/ examine the degree of your strength or weakness, so/ that you may be prepared against the </text:span><text:span text:style-name="T5">occasions that might</text:span><text:span text:style-name="T8"> circumstances calculated/ to lead you astray. <text:s/>If you perceive that the temptations/ lying in your way are very great, and you cannot trust your/</text:span></text:p>
      <text:p text:style-name="P6"><text:span text:style-name="T8"/></text:p>
      <text:p text:style-name="P6"><text:span text:style-name="T8">[Page 3]</text:span></text:p>
      <text:p text:style-name="P6"><text:span text:style-name="T8">ability to overcome them, call to mind the wholesome lessons/ imbibed in the days of your innocence, and you will feel invested/ with new vigour. <text:s/>Pray to God for help, and "He who is night/ unto all that call upon Him in truth," will uphold your/ steps. <text:s/>You shall not fall in the net spread by the transgressors./ <text:s/>You have read a section in the Pentateuch, which is very signi-/-ficant, and upon which you might advantageously reflect./ <text:s/>You repeated before us that historical incident when to judge/ of the climate, natural productions and condition of the inha-/bitants of the land of Canaan, Moses sent thither explorers./ <text:s/>He chose among each of the twelve tribes a person of high/ standing, whose character would vouch for the proper fulfil-/-ment of the mission. <text:s/>The Bible speaks of them, "as men/ who were the heads of the children of Israel" [Hebrew]/ But those individuals so much relied upon; those individuals/ regarded as the cream of society, the very essence of honor,/ abused the confidence reposed in them. <text:s/>Not alone did/ they misrepresent facts, and stir up a mutiny, but they/ involved in their guilt the whole nation./ <text:s/></text:span><text:span text:style-name="T5">involved in their guilt the whole n</text:span><text:span text:style-name="T8">/</text:span></text:p>
      <text:p text:style-name="P6"><text:span text:style-name="T8"/></text:p>
      <text:p text:style-name="P6"><text:span text:style-name="T8">[Page 4]</text:span></text:p>
      <text:p text:style-name="P6"><text:span text:style-name="T8">The account of that event is written in Holy Writ plainly/ enough to be universally understood. <text:s/>I shall not refer to it/ any further, but I will point out the moral it conveys./ <text:s/>Among the twelve chiefs that went to search out the country,/ two remained uninfluenced by </text:span><text:span text:style-name="T5">evil example <text:s/>The</text:span><text:span text:style-name="T8"> pernicious surroundings. <text:s/>Joshua and Caleb could not be swayed by the conduct of their evil associates. <text:s/>Truth was/ their aim. <text:s/>The inspiring of humility was the drift of their words/ and actions. <text:s/>They urged the affrighted people to look for safety/ to the heavenly Power which nothing can resist. <text:s/>They spoke/ of the loving-kindness of the Lord, and deprecated the sin of/ rebellion. <text:s/>Notwithstanding their remonstrances they beheld/ those that were esteemed wise, set up themselves in opposition/ to the will of God and his prophet. <text:s/>They beheld defection spread/ in every rank. <text:s/>But they </text:span><text:span text:style-name="T5">did not</text:span><text:span text:style-name="T8"> wavered not. <text:s/>All might swerve/ from the path of righteousness, they would follow it up/ unflinchingly. <text:s/>So copy[sic!] that example should be, my dear/ young brother, your highest ambition. <text:s/>I might show/ how signal was the reward of the fidelity of those two incor-/-ruptible men. <text:s/>I might describe to you the honors that Joshua/ reaped as the fruit of his rectitude; the many and happy/ years bestowed upon Caleb for his adherence to uprightness./ <text:s/>But I prefer to recommend that you </text:span><text:span text:style-name="T5">will</text:span><text:span text:style-name="T8"> be good, that/ you be religious, without the expectation of a recompense./</text:span></text:p>
      <text:p text:style-name="P6"><text:span text:style-name="T8"/></text:p>
      <text:p text:style-name="P6"><text:span text:style-name="T8">[Page 5]</text:span></text:p>
      <text:p text:style-name="P6"><text:span text:style-name="T8">"Be us servants that wait upon their master regardless of/ the wages to be </text:span><text:span text:style-name="T5">got</text:span><text:span text:style-name="T8"> received" [Hebrew]/ is the maxim of our Rabbins. <text:s/>It is certain, beyond the/ possibility of a doubt, that a Divine reward </text:span><text:span text:style-name="T5">awaits</text:span><text:span text:style-name="T8"> attends the just both/ </text:span><text:span text:style-name="T5">agreeable</text:span><text:span text:style-name="T8"> delightful of requitals for their good deeds in the consciousness/ of having discharged their duty. <text:s/>As a human being you are/ indebted to God for all </text:span><text:span text:style-name="T5">earthly</text:span><text:span text:style-name="T8"> terrestrial blessings. <text:s/>For, he has showered/ down favors on your parents, and through His mercy they and/ </text:span><text:soft-page-break/><text:span text:style-name="T8">yourself enjoy life. <text:s/>As a newly admitted member of the/ Hebrew </text:span><text:span text:style-name="T5">family</text:span><text:span text:style-name="T8"> congregation, you owe the Almighty the privilege of/ knowing is name, and having been taught command-/-ments supremely wise by </text:span><text:span text:style-name="T5">w</text:span><text:span text:style-name="T8"> keeping the which, you will become,/ even while on earth, a little lower than angels who worship in/ purity of spirit. <text:s/>Be then grateful, and exhibit your feelings/ of thankfulness to the Lord by guarding against pollution./ <text:s/>Do not suffer any selfish motive, the love of gain, and/ the indulgence of apetites[sic!]--to make you forget the lessons of/ the good book. <text:s/>Cherish them, and the advice of our godly Sages./ <text:s/>Be an Israelite in deeds and not in mere professions. <text:s/>You/ may not </text:span><text:span text:style-name="T5">outweigh</text:span><text:span text:style-name="T8"> then out strip others in the possession of objects material and perishable,/ but you will exceed many in that which is spiritual and everlasting./</text:span></text:p>
      <text:p text:style-name="P6"><text:span text:style-name="T8"/></text:p>
      <text:p text:style-name="P6"><text:span text:style-name="T8">[Page 6]</text:span></text:p>
      <text:p text:style-name="P6"><text:span text:style-name="T8">That is my wish, briefly expressed, and with that I this day/ cease </text:span><text:span text:style-name="T5">speaking</text:span><text:span text:style-name="T8"> to speak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7T11:39:58.15</meta:creation-date>
    <meta:document-statistic meta:table-count="0" meta:image-count="0" meta:object-count="0" meta:page-count="4" meta:paragraph-count="75" meta:word-count="1291" meta:character-count="7930"/>
    <dc:date>2012-09-17T14:25:00.95</dc:date>
    <dc:creator>Penn Libraries</dc:creator>
    <meta:editing-duration>PT00H14M09S</meta:editing-duration>
    <meta:editing-cycles>1</meta:editing-cycles>
    <meta:generator>OpenOffice.org/3.2$Win32 OpenOffice.org_project/320m12$Build-9483</meta:generator>
  </office:meta>
</office:document-meta>
</file>